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821 BT" svg:font-family="'Monospac821 BT'" style:font-family-generic="modern" style:font-pitch="fixed"/>
    <style:font-face style:name="Monotxt" svg:font-family="Monotxt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1ca259" officeooo:paragraph-rsid="001ca259" style:font-style-asian="italic" style:font-style-complex="italic"/>
    </style:style>
    <style:style style:name="P2" style:family="paragraph" style:parent-style-name="Standard">
      <style:text-properties fo:font-style="italic" officeooo:rsid="001ca259" officeooo:paragraph-rsid="001e9d33" style:font-style-asian="italic" style:font-style-complex="italic"/>
    </style:style>
    <style:style style:name="P3" style:family="paragraph" style:parent-style-name="Text_20_body">
      <style:text-properties fo:font-style="italic" officeooo:rsid="001cbd91" officeooo:paragraph-rsid="001cbd91" style:font-style-asian="italic" style:font-style-complex="italic"/>
    </style:style>
    <style:style style:name="P4" style:family="paragraph" style:parent-style-name="Text_20_body">
      <style:text-properties officeooo:rsid="001e9d33" officeooo:paragraph-rsid="001e9d33"/>
    </style:style>
    <style:style style:name="P5" style:family="paragraph" style:parent-style-name="Text_20_body">
      <style:text-properties officeooo:rsid="001f6f26" officeooo:paragraph-rsid="001f6f26"/>
    </style:style>
    <style:style style:name="P6" style:family="paragraph" style:parent-style-name="Text_20_body">
      <style:paragraph-properties fo:margin-top="0cm" fo:margin-bottom="0cm" loext:contextual-spacing="false"/>
      <style:text-properties style:font-name="Monospac821 BT" officeooo:rsid="001ca259" officeooo:paragraph-rsid="001ca259"/>
    </style:style>
    <style:style style:name="P7" style:family="paragraph" style:parent-style-name="Text_20_body">
      <style:paragraph-properties fo:margin-top="0cm" fo:margin-bottom="0cm" loext:contextual-spacing="false"/>
      <style:text-properties style:font-name="Arial" officeooo:rsid="001cbd91" officeooo:paragraph-rsid="001cbd91"/>
    </style:style>
    <style:style style:name="T1" style:family="text">
      <style:text-properties officeooo:rsid="001e9d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s – labo HTTP</text:p>
      <text:h text:style-name="Heading_20_1" text:outline-level="1">Etape 1</text:h>
      <text:p text:style-name="P5">Create a docker file and a content folder.</text:p>
      <text:p text:style-name="P5">Put your php/html code inside the content folder</text:p>
      <text:h text:style-name="Heading_20_2" text:outline-level="2">Docker file</text:h>
      <text:p text:style-name="P6">FROM php:5.6-apache</text:p>
      <text:p text:style-name="P6">COPY content/ /var/www/html/</text:p>
      <text:p text:style-name="P6">MAINTAINER Tony Clavien &lt;<text:a xlink:type="simple" xlink:href="mailto:tony.clavien@heig-vd.ch" text:style-name="Internet_20_link" text:visited-style-name="Visited_20_Internet_20_Link">tony.clavien@heig-vd.ch</text:a>&gt;</text:p>
      <text:h text:style-name="Heading_20_2" text:outline-level="2">Inspecter config apache</text:h>
      <text:p text:style-name="P3">Docker exec -it &lt;container_name&gt; /bin/bash</text:p>
      <text:p text:style-name="P7">=&gt; dans /etc/</text:p>
      <text:h text:style-name="Heading_20_2" text:outline-level="2">Execution</text:h>
      <text:p text:style-name="P1">docker build -t res/apache_php .</text:p>
      <text:p text:style-name="P1">Docker run -d -p 9090:80 res/apache_php</text:p>
      <text:h text:style-name="Heading_20_1" text:outline-level="1">Etape 2</text:h>
      <text:p text:style-name="P4">Inside a folder ( i.e. express-image )</text:p>
      <text:p text:style-name="P4">create a docker file and a src folder where you will put your code</text:p>
      <text:h text:style-name="Heading_20_2" text:outline-level="2">Docker file</text:h>
      <text:p text:style-name="P4">FROM node:4.4</text:p>
      <text:p text:style-name="P4">COPY src/ /opt/app</text:p>
      <text:p text:style-name="P4">CMD ["node", "/opt/app/index.js"]</text:p>
      <text:p text:style-name="P4"/>
      <text:p text:style-name="P4">MAINTAINER Tony Clavien &lt;tony.clavien@heig-vd.ch&gt;</text:p>
      <text:h text:style-name="Heading_20_2" text:outline-level="2">Node stuff</text:h>
      <text:p text:style-name="P4">Inside your src folder, to create the package.json files do a </text:p>
      <text:p text:style-name="P4">npm init</text:p>
      <text:p text:style-name="P4">npm install –save chance</text:p>
      <text:p text:style-name="P4">npm install –save express</text:p>
      <text:p text:style-name="P4"><text:soft-page-break/>then create your index.js file and put your node code inside</text:p>
      <text:h text:style-name="Heading_20_2" text:outline-level="2">Execution</text:h>
      <text:p text:style-name="P2">docker build -t res/<text:span text:style-name="T1">express</text:span>_<text:span text:style-name="T1">students</text:span> .</text:p>
      <text:p text:style-name="P2">Docker run -d -p 9090:<text:span text:style-name="T1">300</text:span>0 res/<text:span text:style-name="T1">express</text:span>_ <text:span text:style-name="T1">students</text:span></text:p>
      <text:h text:style-name="Heading_20_1" text:outline-level="1">Etape 3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ospac821 BT" svg:font-family="'Monospac821 BT'" style:font-family-generic="modern" style:font-pitch="fixed"/>
    <style:font-face style:name="Monotxt" svg:font-family="Monotxt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9:25:18.102000000</meta:creation-date>
    <dc:date>2017-06-07T20:24:01.321000000</dc:date>
    <meta:editing-duration>PT43M30S</meta:editing-duration>
    <meta:editing-cycles>6</meta:editing-cycles>
    <meta:generator>LibreOffice/5.0.5.2$Windows_x86 LibreOffice_project/55b006a02d247b5f7215fc6ea0fde844b30035b3</meta:generator>
    <meta:document-statistic meta:table-count="0" meta:image-count="0" meta:object-count="0" meta:page-count="2" meta:paragraph-count="32" meta:word-count="141" meta:character-count="903" meta:non-whitespace-character-count="792"/>
  </office:meta>
</office:document-meta>
</file>